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LoaderImpl.getSecurit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oaderImpl.setSearchPolicy( ISearchPolicy search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oaderImpl.getClas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ntLoaderImpl.getResourc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tentLoaderImpl.getSearch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oaderImpl.setURLPolicy( IURLPolicy url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oaderImpl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ntLoaderImpl.ContentLoaderImpl( Logger logger , IContent content , IContent [ ] conten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LoaderImpl.getInputStream( int index , String url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ntLoaderImpl.hasInputStream( int index , String url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ntLoaderImpl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oaderImpl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oaderImpl.getResources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tentLoaderImpl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oaderImpl.getURL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oaderImpl.getResourceFromContent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tentLoade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oaderImpl.op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ntLoaderImpl.setSecurityContext( Object security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